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729fcf" draw:textarea-horizontal-align="left" draw:textarea-vertical-align="top" draw:auto-grow-height="false" fo:min-height="4cm" fo:min-width="4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729fc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FlipV" draw:style-name="gr1" draw:text-style-name="P2" draw:layer="layout" svg:width="8cm" svg:height="8cm" svg:x="1cm" svg:y="2cm">
          <text:p text:style-name="P1">a b c d e f g h I j k l m n o p q r s t u v w x</text:p>
          <text:p text:style-name="P1">a b c d e f g h I j k l m n o p q r s t u v w x</text:p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name="FlipH" draw:style-name="gr1" draw:text-style-name="P2" draw:layer="layout" svg:width="8cm" svg:height="8cm" svg:x="13cm" svg:y="2cm">
          <text:p text:style-name="P1">a b c d e f g h I j k l m n o p q r s t u v w x</text:p>
          <text:p text:style-name="P1">a b c d e f g h I j k l m n o p q r s t u v w x</text:p>
          <draw:enhanced-geometry svg:viewBox="0 0 21600 21600" draw:mirror-vertical="false" draw:mirror-horizontal="tru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1.599cm" svg:height="2.671cm" svg:x="1.2cm" svg:y="0.637cm" presentation:class="title" presentation:placeholder="true">
        <draw:text-box/>
      </draw:frame>
      <draw:frame presentation:style-name="Default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Regina Henschel</meta:initial-creator>
    <meta:creation-date>2019-09-26T07:51:32.455000000</meta:creation-date>
    <dc:date>2019-09-27T18:58:54.629000000</dc:date>
    <dc:creator>Regina Henschel</dc:creator>
    <meta:editing-duration>PT47M27S</meta:editing-duration>
    <meta:editing-cycles>11</meta:editing-cycles>
    <meta:generator>B_diverses/6.4.0.0.alpha0$Windows_X86_64 LibreOffice_project/b5f4041ef04f6645cbd91d35f6231573e3042636</meta:generator>
    <meta:document-statistic meta:object-count="14"/>
  </office:meta>
</office:document-meta>
</file>